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bien avant la hache<text:line-break/>bien avant le biface<text:line-break/>les mélèzes<text:line-break/>chantaient la langue du<text:line-break/>sans nom<text:line-break/>la langue<text:line-break/>de la nostalgie</text:p>
      <text:p text:style-name="Standard_20_gauche"/>
      <text:p text:style-name="Standard_20_gauche">les mélèzes<text:line-break/>gardiens de la solitude<text:line-break/>poumons de désolation<text:line-break/>au milieu des encombrements de la civilisation<text:line-break/>les mélèzes<text:line-break/>chantent<text:line-break/>mon absence<text:line-break/>en ma présence</text:p>
      <text:p text:style-name="Standard_20_gauche"/>
      <text:p text:style-name="Standard_20_gauche">les mélèzes<text:line-break/>verts acidulés de l'enfance<text:line-break/>bruns secs gris chauds de la mort<text:line-break/>en feu en flamme impassibles<text:line-break/>chantent<text:line-break/>l'indistinct l'indicible<text:line-break/>pierres et pins<text:line-break/>se taisent ou balbutient<text:line-break/>timides<text:line-break/>sous la grande éloquence<text:line-break/>des mélèz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7_melezes<text:tab/><text:tab/>jeudi 28 avril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07:22</meta:creation-date>
    <dc:title>prise2notes</dc:title>
    <meta:editing-duration>PT50M36S</meta:editing-duration>
    <meta:editing-cycles>8</meta:editing-cycles>
    <meta:generator>LibreOffice/3.3$Linux LibreOffice_project/330m19$Build-202</meta:generator>
    <meta:initial-creator>iGor </meta:initial-creator>
    <dc:date>2011-04-28T16:57:54</dc:date>
    <dc:creator>iGor </dc:creator>
    <meta:document-statistic meta:table-count="0" meta:image-count="0" meta:object-count="0" meta:page-count="1" meta:paragraph-count="5" meta:word-count="86" meta:character-count="529"/>
    <meta:template xlink:type="simple" xlink:actuate="onRequest" xlink:title="prise2notes" xlink:href="../../../../../Modèles/prise2notes.ott" meta:date="2011-04-28T16:07:20"/>
  </office:meta>
</office:document-meta>
</file>